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5000002345F7265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1.228cm, 0.141cm, 0.12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docs-internal-guid-2b5fe26d-7fff-0382-a673-01b1f7297b47"/><draw:frame draw:style-name="fr1" draw:name="Figura1" text:anchor-type="char" svg:x="0.002cm" svg:y="1.702cm" svg:width="16.887cm" svg:height="13.564cm" draw:z-index="0"><draw:image xlink:href="Pictures/10000000000003E5000002345F72656E.png" xlink:type="simple" xlink:show="embed" xlink:actuate="onLoad" draw:mime-type="image/png"/></draw:frame><text:bookmark-end text:name="docs-internal-guid-2b5fe26d-7fff-0382-a673-01b1f7297b47"/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3T17:54:13.517883349</meta:creation-date>
    <dc:date>2025-06-04T18:47:35.887020500</dc:date>
    <meta:editing-duration>PT7M52S</meta:editing-duration>
    <meta:editing-cycles>4</meta:editing-cycles>
    <meta:generator>LibreOffice/25.2.2.2$Windows_X86_64 LibreOffice_project/7370d4be9e3cf6031a51beef54ff3bda878e3fac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